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4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ce3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22.954cm" svg:height="15.832cm" svg:x="24.412cm" svg:y="0.417cm">
            <draw:object draw:notify-on-update-of-ranges="Tabelle1.A13:Tabelle1.A21 Tabelle1.E13:Tabelle1.E21 Tabelle1.A13:Tabelle1.A21 Tabelle1.H13:Tabelle1.H21 Tabelle1.A13:Tabelle1.A21 Tabelle1.F13:Tabelle1.F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bild</text:p>
          </table:table-cell>
          <table:table-cell table:number-columns-repeated="8"/>
        </table:table-row>
        <table:table-row table:style-name="ro1">
          <table:table-cell office:value-type="string">
            <text:p>v</text:p>
          </table:table-cell>
          <table:table-cell office:value-type="string">
            <text:p>pixel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30">
            <text:p>1930</text:p>
          </table:table-cell>
          <table:table-cell table:number-columns-repeated="5"/>
          <table:table-cell office:value-type="string">
            <text:p>k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4]/[.A4]" office:value-type="float" office:value="643.333333333333">
            <text:p>643,3333333333</text:p>
          </table:table-cell>
          <table:table-cell table:number-columns-repeated="4"/>
          <table:table-cell office:value-type="float" office:value="0.000171">
            <text:p>0,000171</text:p>
          </table:table-cell>
          <table:table-cell office:value-type="string">
            <text:p>m</text:p>
          </table:table-cell>
          <table:table-cell office:value-type="float" office:value="0.000072">
            <text:p>0,000072</text:p>
          </table:table-cell>
        </table:table-row>
        <table:table-row table:style-name="ro1">
          <table:table-cell table:number-columns-repeated="6"/>
          <table:table-cell office:value-type="float" office:value="0.0004">
            <text:p>0,0004</text:p>
          </table:table-cell>
          <table:table-cell office:value-type="string">
            <text:p>b</text:p>
          </table:table-cell>
          <table:table-cell office:value-type="float" office:value="0.0005">
            <text:p>0,0005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>
            <text:p>distance in cm</text:p>
          </table:table-cell>
          <table:table-cell office:value-type="string">
            <text:p>pixel</text:p>
          </table:table-cell>
          <table:table-cell office:value-type="string">
            <text:p>volt</text:p>
          </table:table-cell>
          <table:table-cell office:value-type="string">
            <text:p>ad</text:p>
          </table:table-cell>
          <table:table-cell office:value-type="string">
            <text:p>1 / (ad+k)</text:p>
          </table:table-cell>
          <table:table-cell/>
          <table:table-cell table:style-name="ce1" office:value-type="string">
            <text:p>R = (1 / (m * V + b)) - k</text:p>
          </table:table-cell>
          <table:table-cell office:value-type="string">
            <text:p>Mx + b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9">
            <text:p>279</text:p>
          </table:table-cell>
          <table:table-cell table:formula="of:=[.B13]/[.B5]" office:value-type="float" office:value="0.433678756476684">
            <text:p>0,4336787565</text:p>
          </table:table-cell>
          <table:table-cell table:formula="of:=[.C13]*1023/5" office:value-type="float" office:value="88.7306735751295">
            <text:p>88,7306735751</text:p>
          </table:table-cell>
          <table:table-cell table:formula="of:= 1/([.D13]+[.I4])" office:value-type="float" office:value="0.0106688660377379">
            <text:p>0,010668866</text:p>
          </table:table-cell>
          <table:table-cell table:formula="of:=[.E13]" office:value-type="float" office:value="0.0106688660377379">
            <text:p>0,010668866</text:p>
          </table:table-cell>
          <table:table-cell table:style-name="ce2" table:formula="of:=(1/([.I5]*[.D13]+[.I6]))-([.I4])" office:value-type="float" office:value="140.16719891631">
            <text:p>140,1671989163</text:p>
          </table:table-cell>
          <table:table-cell table:formula="of:=[.I5]*[.A13]+[.I6]" office:value-type="float" office:value="0.0113">
            <text:p>0,011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9">
            <text:p>279</text:p>
          </table:table-cell>
          <table:table-cell table:formula="of:=[.B14]/[.B5]" office:value-type="float" office:value="0.433678756476684">
            <text:p>0,4336787565</text:p>
          </table:table-cell>
          <table:table-cell table:formula="of:=[.C14]*1023/5" office:value-type="float" office:value="88.7306735751295">
            <text:p>88,7306735751</text:p>
          </table:table-cell>
          <table:table-cell table:formula="of:= 1/([.D14]+[.I4])" office:value-type="float" office:value="0.0106688660377379">
            <text:p>0,010668866</text:p>
          </table:table-cell>
          <table:table-cell/>
          <table:table-cell table:formula="of:=(1/([.I5]*[.D14]+[.I6]))-([.I4])" office:value-type="float" office:value="140.16719891631">
            <text:p>140,1671989163</text:p>
          </table:table-cell>
          <table:table-cell table:formula="of:=[.I5]*[.A14]+[.I6]" office:value-type="float" office:value="0.0113">
            <text:p>0,011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9">
            <text:p>279</text:p>
          </table:table-cell>
          <table:table-cell table:formula="of:=[.B15]/[.B5]" office:value-type="float" office:value="0.433678756476684">
            <text:p>0,4336787565</text:p>
          </table:table-cell>
          <table:table-cell table:formula="of:=[.C15]*1023/5" office:value-type="float" office:value="88.7306735751295">
            <text:p>88,7306735751</text:p>
          </table:table-cell>
          <table:table-cell table:formula="of:= 1/([.D15]+[.I4])" office:value-type="float" office:value="0.0106688660377379">
            <text:p>0,010668866</text:p>
          </table:table-cell>
          <table:table-cell/>
          <table:table-cell table:formula="of:=(1/([.I5]*[.D15]+[.I6]))-[.I4]" office:value-type="float" office:value="140.16719891631">
            <text:p>140,1671989163</text:p>
          </table:table-cell>
          <table:table-cell table:formula="of:=[.I5]*[.A15]+[.I6]" office:value-type="float" office:value="0.0113">
            <text:p>0,011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6">
            <text:p>426</text:p>
          </table:table-cell>
          <table:table-cell table:formula="of:=[.B16]/[.B5]" office:value-type="float" office:value="0.662176165803109">
            <text:p>0,6621761658</text:p>
          </table:table-cell>
          <table:table-cell table:formula="of:=[.C16]*1023/5" office:value-type="float" office:value="135.481243523316">
            <text:p>135,4812435233</text:p>
          </table:table-cell>
          <table:table-cell table:formula="of:= 1/([.D16]+[.I4])" office:value-type="float" office:value="0.00711838801337224">
            <text:p>0,007118388</text:p>
          </table:table-cell>
          <table:table-cell/>
          <table:table-cell table:formula="of:=(1/([.I5]*[.D16]+[.I6]))-[.I4]" office:value-type="float" office:value="92.5167407443577">
            <text:p>92,5167407444</text:p>
          </table:table-cell>
          <table:table-cell table:formula="of:=[.I5]*[.A16]+[.I6]" office:value-type="float" office:value="0.0077">
            <text:p>0,007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74">
            <text:p>674</text:p>
          </table:table-cell>
          <table:table-cell table:formula="of:=[.B17]/[.B5]" office:value-type="float" office:value="1.04766839378238">
            <text:p>1,0476683938</text:p>
          </table:table-cell>
          <table:table-cell table:formula="of:=[.C17]*1023/5" office:value-type="float" office:value="214.352953367876">
            <text:p>214,3529533679</text:p>
          </table:table-cell>
          <table:table-cell table:formula="of:= 1/([.D17]+[.I4])" office:value-type="float" office:value="0.00455886271256583">
            <text:p>0,0045588627</text:p>
          </table:table-cell>
          <table:table-cell/>
          <table:table-cell table:formula="of:=(1/([.I5]*[.D17]+[.I6]))-[.I4]" office:value-type="float" office:value="57.7611938784201">
            <text:p>57,7611938784</text:p>
          </table:table-cell>
          <table:table-cell table:formula="of:=[.I5]*[.A17]+[.I6]" office:value-type="float" office:value="0.00482">
            <text:p>0,0048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98">
            <text:p>798</text:p>
          </table:table-cell>
          <table:table-cell table:formula="of:=[.B18]/[.B5]" office:value-type="float" office:value="1.24041450777202">
            <text:p>1,2404145078</text:p>
          </table:table-cell>
          <table:table-cell table:formula="of:=[.C18]*1023/5" office:value-type="float" office:value="253.788808290155">
            <text:p>253,7888082902</text:p>
          </table:table-cell>
          <table:table-cell table:formula="of:= 1/([.D18]+[.I4])" office:value-type="float" office:value="0.00386415473917556">
            <text:p>0,0038641547</text:p>
          </table:table-cell>
          <table:table-cell/>
          <table:table-cell table:formula="of:=(1/([.I5]*[.D18]+[.I6]))-[.I4]" office:value-type="float" office:value="48.2685752324288">
            <text:p>48,2685752324</text:p>
          </table:table-cell>
          <table:table-cell table:formula="of:=[.I5]*[.A18]+[.I6]" office:value-type="float" office:value="0.0041">
            <text:p>0,00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85">
            <text:p>985</text:p>
          </table:table-cell>
          <table:table-cell table:formula="of:=[.B19]/[.B5]" office:value-type="float" office:value="1.53108808290155">
            <text:p>1,5310880829</text:p>
          </table:table-cell>
          <table:table-cell table:formula="of:=[.C19]*1023/5" office:value-type="float" office:value="313.260621761658">
            <text:p>313,2606217617</text:p>
          </table:table-cell>
          <table:table-cell table:formula="of:= 1/([.D19]+[.I4])" office:value-type="float" office:value="0.00314207894921065">
            <text:p>0,0031420789</text:p>
          </table:table-cell>
          <table:table-cell/>
          <table:table-cell table:formula="of:=(1/([.I5]*[.D19]+[.I6]))-[.I4]" office:value-type="float" office:value="38.3749817060958">
            <text:p>38,3749817061</text:p>
          </table:table-cell>
          <table:table-cell table:formula="of:=[.I5]*[.A19]+[.I6]" office:value-type="float" office:value="0.00338">
            <text:p>0,0033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79">
            <text:p>1279</text:p>
          </table:table-cell>
          <table:table-cell table:formula="of:=[.B20]/[.B5]" office:value-type="float" office:value="1.9880829015544">
            <text:p>1,9880829016</text:p>
          </table:table-cell>
          <table:table-cell table:formula="of:=[.C20]*1023/5" office:value-type="float" office:value="406.761761658031">
            <text:p>406,761761658</text:p>
          </table:table-cell>
          <table:table-cell table:formula="of:= 1/([.D20]+[.I4])" office:value-type="float" office:value="0.00242858879361047">
            <text:p>0,0024285888</text:p>
          </table:table-cell>
          <table:table-cell/>
          <table:table-cell table:formula="of:=(1/([.I5]*[.D20]+[.I6]))-[.I4]" office:value-type="float" office:value="28.5718649708837">
            <text:p>28,5718649709</text:p>
          </table:table-cell>
          <table:table-cell table:formula="of:=[.I5]*[.A20]+[.I6]" office:value-type="float" office:value="0.00266">
            <text:p>0,0026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28">
            <text:p>1628</text:p>
          </table:table-cell>
          <table:table-cell table:formula="of:=[.B21]/[.B5]" office:value-type="float" office:value="2.53056994818653">
            <text:p>2,5305699482</text:p>
          </table:table-cell>
          <table:table-cell table:formula="of:=[.C21]*1023/5" office:value-type="float" office:value="517.754611398964">
            <text:p>517,754611399</text:p>
          </table:table-cell>
          <table:table-cell table:formula="of:= 1/([.D21]+[.I4])" office:value-type="float" office:value="0.00191294343119014">
            <text:p>0,0019129434</text:p>
          </table:table-cell>
          <table:table-cell table:formula="of:=[.E21]" office:value-type="float" office:value="0.00191294343119014">
            <text:p>0,0019129434</text:p>
          </table:table-cell>
          <table:table-cell table:formula="of:=(1/([.I5]*[.D21]+[.I6]))-[.I4]" office:value-type="float" office:value="21.4701998873692">
            <text:p>21,4701998874</text:p>
          </table:table-cell>
          <table:table-cell table:formula="of:=[.I5]*[.A21]+[.I6]" office:value-type="float" office:value="0.00194">
            <text:p>0,00194</text:p>
          </table:table-cell>
          <table:table-cell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6"/>
          <table:table-cell table:style-name="ce1" office:value-type="string">
            <text:p>R = (m' / (V + b')) - k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>
            <text:p>m' = 1/m and b' = b/m 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m'</text:p>
          </table:table-cell>
          <table:table-cell table:style-name="ce3" office:value-type="float" office:value="14925">
            <text:p>14925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b' 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ad</text:p>
          </table:table-cell>
          <table:table-cell office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53">
            <text:p>253</text:p>
          </table:table-cell>
          <table:table-cell table:formula="of:= ([.H33]/([.F37]+[.H34]))-[.I4]" office:value-type="float" office:value="52.4038461538462">
            <text:p>52,4038461538</text:p>
          </table:table-cell>
          <table:table-cell table:number-columns-repeated="2"/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25.06.2012</text:date>, <text:time>22:33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ürgen </meta:initial-creator>
    <meta:creation-date>2012-06-23T17:53:19</meta:creation-date>
    <dc:date>2012-06-25T22:33:47</dc:date>
    <dc:creator>Jürgen Eckert</dc:creator>
    <meta:editing-duration>PT5H28M53S</meta:editing-duration>
    <meta:editing-cycles>4</meta:editing-cycles>
    <meta:generator>LibreOffice/3.4$Linux LibreOffice_project/340m1$Build-402</meta:generator>
    <meta:document-statistic meta:table-count="3" meta:cell-count="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55cm" svg:height="15.833cm" xlink:href=".." xlink:type="simple" chart:class="chart:scatter" chart:column-mapping="0 1 3 2" chart:style-name="ch1">
        <chart:legend chart:legend-position="end" svg:x="20.287cm" svg:y="7.119cm" style:legend-expansion="high" chart:style-name="ch2"/>
        <chart:plot-area chart:style-name="ch3" table:cell-range-address="Tabelle1.A13:Tabelle1.A21 Tabelle1.E13:Tabelle1.F21 Tabelle1.H13:Tabelle1.H21" svg:x="0.909cm" svg:y="1.399cm" svg:width="18.461cm" svg:height="13.698cm">
          <chartooo:coordinate-region svg:x="2.007cm" svg:y="1.599cm" svg:width="17.083cm" svg:height="12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13:Tabelle1.E21" chart:class="chart:scatter">
            <chart:domain table:cell-range-address="Tabelle1.A13:Tabelle1.A21"/>
            <chart:data-point chart:repeated="9"/>
          </chart:series>
          <chart:series chart:style-name="ch7" chart:values-cell-range-address="Tabelle1.H13:Tabelle1.H21" chart:class="chart:scatter">
            <chart:data-point chart:repeated="9"/>
          </chart:series>
          <chart:series chart:style-name="ch8" chart:values-cell-range-address="Tabelle1.F13:Tabelle1.F2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E</text:p>
              </table:table-cell>
              <table:table-cell office:value-type="string">
                <text:p>Spalte H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  <draw:g>
                  <svg:desc>Tabelle1.A13:Tabelle1.A21</svg:desc>
                </draw:g>
              </table:table-cell>
              <table:table-cell office:value-type="float" office:value="0.0106688660377379">
                <text:p>0.0106688660377379</text:p>
                <draw:g>
                  <svg:desc>Tabelle1.E13:Tabelle1.E21</svg:desc>
                </draw:g>
              </table:table-cell>
              <table:table-cell office:value-type="float" office:value="0.0113">
                <text:p>0.0113</text:p>
                <draw:g>
                  <svg:desc>Tabelle1.H13:Tabelle1.H21</svg:desc>
                </draw:g>
              </table:table-cell>
              <table:table-cell office:value-type="float" office:value="0.0106688660377379">
                <text:p>0.0106688660377379</text:p>
                <draw:g>
                  <svg:desc>Tabelle1.F13:Tabelle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.0106688660377379">
                <text:p>0.0106688660377379</text:p>
              </table:table-cell>
              <table:table-cell office:value-type="float" office:value="0.0113">
                <text:p>0.0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106688660377379">
                <text:p>0.0106688660377379</text:p>
              </table:table-cell>
              <table:table-cell office:value-type="float" office:value="0.0113">
                <text:p>0.0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711838801337224">
                <text:p>0.00711838801337224</text:p>
              </table:table-cell>
              <table:table-cell office:value-type="float" office:value="0.0077">
                <text:p>0.0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00455886271256583">
                <text:p>0.00455886271256583</text:p>
              </table:table-cell>
              <table:table-cell office:value-type="float" office:value="0.00482">
                <text:p>0.00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0386415473917556">
                <text:p>0.00386415473917556</text:p>
              </table:table-cell>
              <table:table-cell office:value-type="float" office:value="0.0041">
                <text:p>0.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0314207894921065">
                <text:p>0.00314207894921065</text:p>
              </table:table-cell>
              <table:table-cell office:value-type="float" office:value="0.00338">
                <text:p>0.00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242858879361047">
                <text:p>0.00242858879361047</text:p>
              </table:table-cell>
              <table:table-cell office:value-type="float" office:value="0.00266">
                <text:p>0.00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191294343119014">
                <text:p>0.00191294343119014</text:p>
              </table:table-cell>
              <table:table-cell office:value-type="float" office:value="0.00194">
                <text:p>0.00194</text:p>
              </table:table-cell>
              <table:table-cell office:value-type="float" office:value="0.00191294343119014">
                <text:p>0.00191294343119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